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in" fo:margin-left="-0.4375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4896in"/>
    </style:style>
    <style:style style:name="Table1.D" style:family="table-column">
      <style:table-column-properties style:column-width="1.6771in"/>
    </style:style>
    <style:style style:name="Table1.E" style:family="table-column">
      <style:table-column-properties style:column-width="2.3958in"/>
    </style:style>
    <style:style style:name="Table1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1.2" style:family="table-row">
      <style:table-row-properties style:min-row-height="1.0222in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5pt" style:font-size-asian="5pt" style:font-size-complex="5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8" style:family="paragraph" style:parent-style-name="Standard" style:master-page-name="MP0">
      <style:paragraph-properties fo:margin-top="0in" fo:margin-bottom="0in" loext:contextual-spacing="false" fo:text-align="center" style:justify-single-word="false" style:page-number="auto" fo:break-before="pag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2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Default_20_Paragraph_20_Font"><text:span text:style-name="T1">Project Task board</text:span></text:span></text:p>
      <text:p text:style-name="P2"><text:span text:style-name="Default_20_Paragraph_20_Font"><text:span text:style-name="T1">(7/5/2018)</text:span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<text:span text:style-name="Default_20_Paragraph_20_Font"><text:span text:style-name="T2">User Story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New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In Progress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To Verify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Accepted</text:span></text:span></text:p>
          </table:table-cell>
        </table:table-row>
        <table:table-row table:style-name="Table1.2">
          <table:table-cell table:style-name="Table1.A1" office:value-type="string">
            <text:p text:style-name="P5">US1.1</text:p>
            <text:p text:style-name="P5">User sees a main menu</text:p>
            <text:p text:style-name="P5">Priority: high</text:p>
          </table:table-cell>
          <table:table-cell table:style-name="Table1.A1" office:value-type="string">
            <text:p text:style-name="P5">Task: Add options to the main menu</text:p>
            <text:p text:style-name="P5">Person: N/A</text:p>
            <text:p text:style-name="P5">EH: 3</text:p>
            <text:p text:style-name="P5">SH: 3</text:p>
            <text:p text:style-name="P5">TH: 3</text:p>
            <text:p text:style-name="P5"/>
            <text:p text:style-name="P5">Task: Make main menu look better</text:p>
            <text:p text:style-name="P5">Person: N/A</text:p>
            <text:p text:style-name="P5">EH: 4</text:p>
            <text:p text:style-name="P5">SH: 2</text:p>
            <text:p text:style-name="P5">TH: 4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Design basic main menu</text:p>
            <text:p text:style-name="P7">Person: Ahmad Khaled</text:p>
            <text:p text:style-name="P7">EH: 2</text:p>
            <text:p text:style-name="P7">SH: N/A</text:p>
            <text:p text:style-name="P7">TH: 0</text:p>
          </table:table-cell>
        </table:table-row>
        <table:table-row>
          <table:table-cell table:style-name="Table1.A1" office:value-type="string">
            <text:p text:style-name="P5">US1.2</text:p>
            <text:p text:style-name="P5">Game runs on portrait mode with camera following the player</text:p>
            <text:p text:style-name="P5">Priority: high</text:p>
          </table:table-cell>
          <table:table-cell table:style-name="Table1.A1" office:value-type="string">
            <text:p text:style-name="P5">Task: Make the camera shake when bullet is fired</text:p>
            <text:p text:style-name="P5">Person: N/A</text:p>
            <text:p text:style-name="P5">EH: 1.5</text:p>
            <text:p text:style-name="P5">SH: 2</text:p>
            <text:p text:style-name="P5">TH: 1.5</text:p>
            <text:p text:style-name="P5"/>
            <text:p text:style-name="P5">Task: Camera gets affected by aim angle</text:p>
            <text:p text:style-name="P5">Person: N/A</text:p>
            <text:p text:style-name="P5">EH: 1.5</text:p>
            <text:p text:style-name="P5">SH: 2</text:p>
            <text:p text:style-name="P5">TH: 1.5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Create a map loader</text:p>
            <text:p text:style-name="P5">Person: Ahmed Essam</text:p>
            <text:p text:style-name="P5">EH: 3</text:p>
            <text:p text:style-name="P5">SH: N/A</text:p>
            <text:p text:style-name="P5">TH: 0</text:p>
            <text:p text:style-name="P5"/>
            <text:p text:style-name="P5">Task: Camera gets pivoted at the player</text:p>
            <text:p text:style-name="P5">Person: Ahmed Essam</text:p>
            <text:p text:style-name="P5">EH: 0.5</text:p>
            <text:p text:style-name="P5">SH: 0.5</text:p>
            <text:p text:style-name="P5">TH: 0</text:p>
          </table:table-cell>
        </table:table-row>
        <table:table-row>
          <table:table-cell table:style-name="Table1.A1" office:value-type="string">
            <text:p text:style-name="P5">US2.1</text:p>
            <text:p text:style-name="P5">Player can move the character</text:p>
            <text:p text:style-name="P5">Priority: high</text:p>
          </table:table-cell>
          <table:table-cell table:style-name="Table1.A1" office:value-type="string">
            <text:p text:style-name="P5">Task: Take inertia and acceleration into consideration</text:p>
            <text:p text:style-name="P5">Person: N/A</text:p>
            <text:p text:style-name="P5">EH: 5</text:p>
            <text:p text:style-name="P5"><text:soft-page-break/>SH: 0</text:p>
            <text:p text:style-name="P5">TH: 5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Develop basic control system</text:p>
            <text:p text:style-name="P5">Person: Ahmed Essam</text:p>
            <text:p text:style-name="P5">EH: 0.5</text:p>
            <text:p text:style-name="P5">SH: 0.5</text:p>
            <text:p text:style-name="P5"><text:soft-page-break/>TH: 0</text:p>
            <text:p text:style-name="P5"/>
            <text:p text:style-name="P5">Task: Develop collision system</text:p>
            <text:p text:style-name="P5">Person: Omnia Zakaria</text:p>
            <text:p text:style-name="P5">EH: 3</text:p>
            <text:p text:style-name="P5">SH: 3</text:p>
            <text:p text:style-name="P5">TH: 0</text:p>
          </table:table-cell>
        </table:table-row>
        <table:table-row>
          <table:table-cell table:style-name="Table1.A1" office:value-type="string">
            <text:p text:style-name="P5">US2.2</text:p>
            <text:p text:style-name="P5">Player can kill enemy characters</text:p>
            <text:p text:style-name="P5">Priority: high</text:p>
          </table:table-cell>
          <table:table-cell table:style-name="Table1.A1" office:value-type="string">
            <text:p text:style-name="P5">Task: Create health system</text:p>
            <text:p text:style-name="P5">Person: Ahmad Khaled</text:p>
            <text:p text:style-name="P5">EH: 0.5</text:p>
            <text:p text:style-name="P5">SH: 0</text:p>
            <text:p text:style-name="P5">TH: 0.5</text:p>
            <text:p text:style-name="P5"/>
            <text:p text:style-name="P5">Task: Create score system</text:p>
            <text:p text:style-name="P5">Person: Ibrahim Mahmoud</text:p>
            <text:p text:style-name="P5">EH: 1.5</text:p>
            <text:p text:style-name="P5">SH: 2</text:p>
            <text:p text:style-name="P5">TH: 1.5</text:p>
          </table:table-cell>
          <table:table-cell table:style-name="Table1.A1" office:value-type="string">
            <text:p text:style-name="P5">Task: Enemy system gets notified when an enemy is attacked</text:p>
            <text:p text:style-name="P5">Person: Ahmed Khaled/ Ibrahim Mahmoud</text:p>
            <text:p text:style-name="P5">EH: 2</text:p>
            <text:p text:style-name="P5">SH: 0.5</text:p>
            <text:p text:style-name="P5">TH: 1.5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Design customizable weapon component, and its builder</text:p>
            <text:p text:style-name="P5">Person: Ibrahim Mahmoud</text:p>
            <text:p text:style-name="P5">EH: 3</text:p>
            <text:p text:style-name="P5">SH: 4</text:p>
            <text:p text:style-name="P5">TH: 0</text:p>
            <text:p text:style-name="P4"/>
            <text:p text:style-name="P5">Task: Create a weapon system</text:p>
            <text:p text:style-name="P5">Person: Ibrahim Mahmoud</text:p>
            <text:p text:style-name="P5">EH: 6</text:p>
            <text:p text:style-name="P5">SH: 5</text:p>
            <text:p text:style-name="P5">TH: 0</text:p>
          </table:table-cell>
        </table:table-row>
        <table:table-row>
          <table:table-cell table:style-name="Table1.A1" office:value-type="string">
            <text:p text:style-name="P5">US2.3</text:p>
            <text:p text:style-name="P5">Enemy can patrol the area where it has spawn, and chase the player when seen</text:p>
            <text:p text:style-name="P5">Priority: high</text:p>
          </table:table-cell>
          <table:table-cell table:style-name="Table1.A1" office:value-type="string">
            <text:p text:style-name="P5">Task: Design intelligent patrol system without preprogrammed paths</text:p>
            <text:p text:style-name="P5">Person: Ahmad Khaled</text:p>
            <text:p text:style-name="P5">EH: 4</text:p>
            <text:p text:style-name="P5">SH: 0</text:p>
            <text:p text:style-name="P5">TH: 4</text:p>
          </table:table-cell>
          <table:table-cell table:style-name="Table1.A1" office:value-type="string">
            <text:p text:style-name="P5">Task: Make the enemy chase the player when seen</text:p>
            <text:p text:style-name="P5">Person: Ahmad Khaled</text:p>
            <text:p text:style-name="P5">EH: 5</text:p>
            <text:p text:style-name="P5">SH: 5<text:line-break/>TH: 0</text:p>
          </table:table-cell>
          <table:table-cell table:style-name="Table1.A1" office:value-type="string">
            <text:p text:style-name="P5">Task: Design patrol system based on preprogrammed paths</text:p>
            <text:p text:style-name="P5">Person: Ahmad Khaled</text:p>
            <text:p text:style-name="P5">EH: 3</text:p>
            <text:p text:style-name="P5">SH: <text:s/>4</text:p>
            <text:p text:style-name="P5">TH: 0</text:p>
          </table:table-cell>
          <table:table-cell table:style-name="Table1.A1" office:value-type="string">
            <text:p text:style-name="P5">Task: Model the map as a graph and develop basic searching algorithm</text:p>
            <text:p text:style-name="P5">Person: Ahmad Khaled</text:p>
            <text:p text:style-name="P5">EH: 2</text:p>
            <text:p text:style-name="P5">SH: 3<text:line-break/>TH: 0</text:p>
            <text:p text:style-name="P4"/>
            <text:p text:style-name="P5">Task: Develop basic vision system</text:p>
            <text:p text:style-name="P5">Person: Ahmad Khaled</text:p>
            <text:p text:style-name="P5">EH: 3</text:p>
            <text:p text:style-name="P5">SH: 2</text:p>
            <text:p text:style-name="P5">TH:0</text:p>
          </table:table-cell>
        </table:table-row>
        <table:table-row>
          <table:table-cell table:style-name="Table1.A1" office:value-type="string">
            <text:p text:style-name="P5"/>
            <text:p text:style-name="P5"><text:soft-page-break/></text:p>
            <text:p text:style-name="P5">US2.4</text:p>
            <text:p text:style-name="P5">There are two types of enemies that react In different ways.</text:p>
          </table:table-cell>
          <table:table-cell table:style-name="Table1.A1" office:value-type="string">
            <text:p text:style-name="P5"/>
            <text:p text:style-name="P5"><text:soft-page-break/></text:p>
            <text:p text:style-name="P5">Task: Add different weapon components for different types of enemies.</text:p>
            <text:p text:style-name="P5">Person: Ibrahim Mahmoud</text:p>
            <text:p text:style-name="P5">EH :</text:p>
            <text:p text:style-name="P5">SH :</text:p>
            <text:p text:style-name="P5">TH :</text:p>
          </table:table-cell>
          <table:table-cell table:style-name="Table1.A1" office:value-type="string">
            <text:p text:style-name="P5"/>
            <text:p text:style-name="P5"><text:soft-page-break/></text:p>
            <text:p text:style-name="P5">N/A</text:p>
          </table:table-cell>
          <table:table-cell table:style-name="Table1.A1" office:value-type="string">
            <text:p text:style-name="P5"/>
            <text:p text:style-name="P5"><text:soft-page-break/></text:p>
            <text:p text:style-name="P5">N/A</text:p>
          </table:table-cell>
          <table:table-cell table:style-name="Table1.A1" office:value-type="string">
            <text:p text:style-name="P5"/>
            <text:p text:style-name="P5"><text:soft-page-break/></text:p>
            <text:p text:style-name="P5">Task: the weapon system creates weapons that are customizable.</text:p>
            <text:p text:style-name="P5"/>
            <text:p text:style-name="P5">Person: Ibrahim Mahmoud</text:p>
            <text:p text:style-name="P5">EH :</text:p>
            <text:p text:style-name="P5">SH :</text:p>
            <text:p text:style-name="P5">TH :</text:p>
          </table:table-cell>
        </table:table-row>
        <table:table-row>
          <table:table-cell table:style-name="Table1.A1" office:value-type="string">
            <text:p text:style-name="P5">US2.5</text:p>
            <text:p text:style-name="P5">Player can go through portals or doors to different areas of the level</text:p>
          </table:table-cell>
          <table:table-cell table:style-name="Table1.A1" office:value-type="string">
            <text:p text:style-name="P5">Task: Adding portal components to portal entities. <text:s/></text:p>
            <text:p text:style-name="P5">Person : Omnia Zakaria</text:p>
            <text:p text:style-name="P5">EH : 2</text:p>
            <text:p text:style-name="P5">SH : 0.5</text:p>
            <text:p text:style-name="P5">TH : 2</text:p>
          </table:table-cell>
          <table:table-cell table:style-name="Table1.A1" office:value-type="string">
            <text:p text:style-name="P5">Task: update both physics system and collision system to handle the events of going through portals and doors.</text:p>
            <text:p text:style-name="P5">Person : Omnia Zakaria</text:p>
            <text:p text:style-name="P5">EH : 3</text:p>
            <text:p text:style-name="P5">SH : 2</text:p>
            <text:p text:style-name="P5">TH : 1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Add portal component, door component. </text:p>
            <text:p text:style-name="P5">Person: Omnia Zakaria</text:p>
            <text:p text:style-name="P5">EH : 4</text:p>
            <text:p text:style-name="P5">SH : 6</text:p>
            <text:p text:style-name="P5">TH : 2</text:p>
          </table:table-cell>
        </table:table-row>
        <table:table-row>
          <table:table-cell table:style-name="Table1.A1" office:value-type="string">
            <text:p text:style-name="P5">US2.6</text:p>
            <text:p text:style-name="P5">The player can change its weapon to the weapon of the enemy that he killed.</text:p>
          </table:table-cell>
          <table:table-cell table:style-name="Table1.A1" office:value-type="string">
            <text:p text:style-name="P5">Task: Add Collection system, collection Component.</text:p>
            <text:p text:style-name="P5">Person: Ibrahim Mahmoud.</text:p>
            <text:p text:style-name="P5">EH: 3</text:p>
            <text:p text:style-name="P5">SH: 3</text:p>
            <text:p text:style-name="P5">TH: 0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Creating weapon system and weapon component.</text:p>
            <text:p text:style-name="P5">Person: Ibrahim Mahmoud</text:p>
            <text:p text:style-name="P5">EH : 5</text:p>
            <text:p text:style-name="P5">SH : 5</text:p>
            <text:p text:style-name="P5">TH : <text:s/>0</text:p>
          </table:table-cell>
        </table:table-row>
        <table:table-row>
          <table:table-cell table:style-name="Table1.A1" office:value-type="string">
            <text:p text:style-name="P5">US2.7</text:p>
            <text:p text:style-name="P5">A brief story is to be shown before each level connecting the levels of the game.</text:p>
            <text:p text:style-name="P5"/>
          </table:table-cell>
          <table:table-cell table:style-name="Table1.A1" office:value-type="string">
            <text:p text:style-name="P5">// to be replaced.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// to be replaced.</text:p>
          </table:table-cell>
        </table:table-row>
        <table:table-row>
          <table:table-cell table:style-name="Table1.A1" office:value-type="string">
            <text:p text:style-name="P5">US3.1</text:p>
            <text:p text:style-name="P5"><text:soft-page-break/>Different sound effects are played on different actions.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get sound <text:soft-page-break/>effects for different effects.</text:p>
            <text:p text:style-name="P5">Person: Omnia Zakaria</text:p>
            <text:p text:style-name="P5">EH : 2</text:p>
            <text:p text:style-name="P5">SH : 1</text:p>
            <text:p text:style-name="P5">TH : 2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Add sound system.</text:p>
            <text:p text:style-name="P5"><text:soft-page-break/>Person: Omnia Zakaria.</text:p>
            <text:p text:style-name="P5">EH : 3</text:p>
            <text:p text:style-name="P5">SH : 4</text:p>
            <text:p text:style-name="P5">TH : 2 </text:p>
            <text:p text:style-name="P5">Task: add Sounds class that stores paths to sound files.</text:p>
            <text:p text:style-name="P5">Person: Ibrahim Mahmoud.</text:p>
            <text:p text:style-name="P5"/>
            <text:p text:style-name="P5">EH : 2</text:p>
            <text:p text:style-name="P5">SH : 1</text:p>
            <text:p text:style-name="P5">TH : 1</text:p>
          </table:table-cell>
        </table:table-row>
        <table:table-row>
          <table:table-cell table:style-name="Table1.A1" office:value-type="string">
            <text:p text:style-name="P5">US3.2</text:p>
            <text:p text:style-name="P5">Background music should be played during level, and can be turned off from the options menu.</text:p>
          </table:table-cell>
          <table:table-cell table:style-name="Table1.A1" office:value-type="string">
            <text:p text:style-name="P5">Task: Add Options menu.</text:p>
            <text:p text:style-name="P5">Person: Ahmad Khaled</text:p>
            <text:p text:style-name="P5">EH :</text:p>
            <text:p text:style-name="P5">SH :</text:p>
            <text:p text:style-name="P5">TH :</text:p>
          </table:table-cell>
          <table:table-cell table:style-name="Table1.A1" office:value-type="string">
            <text:p text:style-name="P5">Task: Add proper background music.</text:p>
            <text:p text:style-name="P5">Person: Omnia Zakaria</text:p>
            <text:p text:style-name="P5">EH : 1</text:p>
            <text:p text:style-name="P5">SH : </text:p>
            <text:p text:style-name="P5">TH :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add a place holder background music to the game.</text:p>
            <text:p text:style-name="P5"><text:s/>Person : Omnia Zakaria</text:p>
            <text:p text:style-name="P5">EH : 1</text:p>
            <text:p text:style-name="P5">SH : 1</text:p>
            <text:p text:style-name="P5">TH : 0</text:p>
          </table:table-cell>
        </table:table-row>
        <table:table-row>
          <table:table-cell table:style-name="Table1.A1" office:value-type="string">
            <text:p text:style-name="P5">US3.3</text:p>
            <text:p text:style-name="P5">The art style of the game should be consistent, yet not so complex. </text:p>
          </table:table-cell>
          <table:table-cell table:style-name="Table1.A1" office:value-type="string">
            <text:p text:style-name="P5">Task: Load the level with new art.</text:p>
            <text:p text:style-name="P5">Person: Ahmed Essam</text:p>
            <text:p text:style-name="P5">EH :</text:p>
            <text:p text:style-name="P5">SH :</text:p>
            <text:p text:style-name="P5">TH :</text:p>
          </table:table-cell>
          <table:table-cell table:style-name="Table1.A1" office:value-type="string">
            <text:p text:style-name="P5">Task: Create consistent art style for the game.</text:p>
            <text:p text:style-name="P5">Person: Ahmad Khaled</text:p>
            <text:p text:style-name="P5">EH :</text:p>
            <text:p text:style-name="P5">SH :</text:p>
            <text:p text:style-name="P5">TH :</text:p>
            <text:p text:style-name="P5">Task: update the level creator to use the new art.</text:p>
            <text:p text:style-name="P5">Person: Ahmed Essam</text:p>
            <text:p text:style-name="P5">EH :</text:p>
            <text:p text:style-name="P5">SH :</text:p>
            <text:p text:style-name="P5">TH :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</table:table-row>
        <text:soft-page-break/>
        <table:table-row>
          <table:table-cell table:style-name="Table1.A1" office:value-type="string">
            <text:p text:style-name="P5">US3.4</text:p>
            <text:p text:style-name="P5">The Player's score should be displayed at the end of the level.</text:p>
          </table:table-cell>
          <table:table-cell table:style-name="Table1.A1" office:value-type="string">
            <text:p text:style-name="P5">Task: Create an End screen for the level.</text:p>
            <text:p text:style-name="P5">Person: Ahmad Khaled</text:p>
            <text:p text:style-name="P5">EH : 2</text:p>
            <text:p text:style-name="P5">SH : 2</text:p>
            <text:p text:style-name="P5">TH : 3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Task: Add a score component to the player to store the player score.</text:p>
            <text:p text:style-name="P5">Person: Ibrahim Mahmoud</text:p>
            <text:p text:style-name="P5">EH : 1.5</text:p>
            <text:p text:style-name="P5">SH : 2</text:p>
            <text:p text:style-name="P5">TH : 1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27e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Spring2018<text:tab/> <text:s text:c="70"/><text:span text:style-name="MT1">Stranger’s Labrynth</text:span><text:tab/><text:tab/> <text:s text:c="9"/><text:tab/>SEM_GROUP 12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ayed</meta:initial-creator>
    <meta:creation-date>2012-02-23T12:04:00Z</meta:creation-date>
    <dc:date>2018-05-09T12:27:20.775708568</dc:date>
    <meta:editing-cycles>15</meta:editing-cycles>
    <meta:editing-duration>PT2H27M26S</meta:editing-duration>
    <meta:document-statistic meta:table-count="1" meta:image-count="0" meta:object-count="0" meta:page-count="5" meta:paragraph-count="250" meta:word-count="869" meta:character-count="4345" meta:non-whitespace-character-count="36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